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217.48mm" svg:height="90.06mm" svg:x="52.14mm" svg:y="98.09mm">
            <draw:object draw:notify-on-update-of-ranges="CapnZeroEval.B1:CapnZeroEval.B18 CapnZeroEval.A1:CapnZeroEval.A1 CapnZeroEval.C1:CapnZeroEval.C22 CapnZeroEval.AE1:CapnZeroEval.AE1 CapnZeroEval.AG1:CapnZeroEval.AG9 CapnZeroEval.U1:CapnZeroEval.U1 CapnZeroEval.W1:CapnZeroEval.W18 CapnZeroEval.K1:CapnZeroEval.K1 CapnZeroEval.M1:CapnZeroEval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30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632498.61608" calcext:value-type="float">
            <text:p>632498.61608</text:p>
          </table:table-cell>
          <table:table-cell office:value-type="float" office:value="79000.137285" calcext:value-type="float">
            <text:p>79000.137285</text:p>
          </table:table-cell>
          <table:table-cell office:value-type="float" office:value="220728" calcext:value-type="float">
            <text:p>220728</text:p>
          </table:table-cell>
          <table:table-cell office:value-type="float" office:value="784968" calcext:value-type="float">
            <text:p>78496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" calcext:value-type="float">
            <text:p>6</text:p>
          </table:table-cell>
          <table:table-cell office:value-type="float" office:value="559936.004012" calcext:value-type="float">
            <text:p>559936.004012</text:p>
          </table:table-cell>
          <table:table-cell office:value-type="float" office:value="63934.179022" calcext:value-type="float">
            <text:p>63934.179022</text:p>
          </table:table-cell>
          <table:table-cell office:value-type="float" office:value="221915" calcext:value-type="float">
            <text:p>221915</text:p>
          </table:table-cell>
          <table:table-cell office:value-type="float" office:value="703035" calcext:value-type="float">
            <text:p>70303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4" calcext:value-type="float">
            <text:p>24</text:p>
          </table:table-cell>
          <table:table-cell office:value-type="float" office:value="496281.08" calcext:value-type="float">
            <text:p>496281.08</text:p>
          </table:table-cell>
          <table:table-cell office:value-type="float" office:value="75741.809159" calcext:value-type="float">
            <text:p>75741.809159</text:p>
          </table:table-cell>
          <table:table-cell office:value-type="float" office:value="129597" calcext:value-type="float">
            <text:p>129597</text:p>
          </table:table-cell>
          <table:table-cell office:value-type="float" office:value="820718" calcext:value-type="float">
            <text:p>8207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665647.726" calcext:value-type="float">
            <text:p>665647.726</text:p>
          </table:table-cell>
          <table:table-cell office:value-type="float" office:value="84658.756112" calcext:value-type="float">
            <text:p>84658.756112</text:p>
          </table:table-cell>
          <table:table-cell office:value-type="float" office:value="222361" calcext:value-type="float">
            <text:p>222361</text:p>
          </table:table-cell>
          <table:table-cell office:value-type="float" office:value="791372" calcext:value-type="float">
            <text:p>791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" calcext:value-type="float">
            <text:p>10</text:p>
          </table:table-cell>
          <table:table-cell office:value-type="float" office:value="554108.892" calcext:value-type="float">
            <text:p>554108.892</text:p>
          </table:table-cell>
          <table:table-cell office:value-type="float" office:value="93567.303849" calcext:value-type="float">
            <text:p>93567.303849</text:p>
          </table:table-cell>
          <table:table-cell office:value-type="float" office:value="160065" calcext:value-type="float">
            <text:p>160065</text:p>
          </table:table-cell>
          <table:table-cell office:value-type="float" office:value="700062" calcext:value-type="float">
            <text:p>7000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32" calcext:value-type="float">
            <text:p>32</text:p>
          </table:table-cell>
          <table:table-cell office:value-type="float" office:value="453241.115" calcext:value-type="float">
            <text:p>453241.115</text:p>
          </table:table-cell>
          <table:table-cell office:value-type="float" office:value="114559.613853" calcext:value-type="float">
            <text:p>114559.613853</text:p>
          </table:table-cell>
          <table:table-cell office:value-type="float" office:value="61631" calcext:value-type="float">
            <text:p>61631</text:p>
          </table:table-cell>
          <table:table-cell office:value-type="float" office:value="713484" calcext:value-type="float">
            <text:p>7134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633914.706" calcext:value-type="float">
            <text:p>633914.706</text:p>
          </table:table-cell>
          <table:table-cell office:value-type="float" office:value="80432.619167" calcext:value-type="float">
            <text:p>80432.619167</text:p>
          </table:table-cell>
          <table:table-cell office:value-type="float" office:value="160025" calcext:value-type="float">
            <text:p>160025</text:p>
          </table:table-cell>
          <table:table-cell office:value-type="float" office:value="788147" calcext:value-type="float">
            <text:p>788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8" calcext:value-type="float">
            <text:p>18</text:p>
          </table:table-cell>
          <table:table-cell office:value-type="float" office:value="552489.717" calcext:value-type="float">
            <text:p>552489.717</text:p>
          </table:table-cell>
          <table:table-cell office:value-type="float" office:value="116627.789582" calcext:value-type="float">
            <text:p>116627.789582</text:p>
          </table:table-cell>
          <table:table-cell office:value-type="float" office:value="133964" calcext:value-type="float">
            <text:p>133964</text:p>
          </table:table-cell>
          <table:table-cell office:value-type="float" office:value="697102" calcext:value-type="float">
            <text:p>69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484635.167" calcext:value-type="float">
            <text:p>484635.167</text:p>
          </table:table-cell>
          <table:table-cell office:value-type="float" office:value="96874.465504" calcext:value-type="float">
            <text:p>96874.465504</text:p>
          </table:table-cell>
          <table:table-cell office:value-type="float" office:value="152426" calcext:value-type="float">
            <text:p>152426</text:p>
          </table:table-cell>
          <table:table-cell office:value-type="float" office:value="637863" calcext:value-type="float">
            <text:p>6378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626570.916" calcext:value-type="float">
            <text:p>626570.916</text:p>
          </table:table-cell>
          <table:table-cell office:value-type="float" office:value="78506.896486" calcext:value-type="float">
            <text:p>78506.896486</text:p>
          </table:table-cell>
          <table:table-cell office:value-type="float" office:value="192106" calcext:value-type="float">
            <text:p>192106</text:p>
          </table:table-cell>
          <table:table-cell office:value-type="float" office:value="792357" calcext:value-type="float">
            <text:p>7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4" calcext:value-type="float">
            <text:p>34</text:p>
          </table:table-cell>
          <table:table-cell office:value-type="float" office:value="507607.141" calcext:value-type="float">
            <text:p>507607.141</text:p>
          </table:table-cell>
          <table:table-cell office:value-type="float" office:value="131448.407355" calcext:value-type="float">
            <text:p>131448.407355</text:p>
          </table:table-cell>
          <table:table-cell office:value-type="float" office:value="61665" calcext:value-type="float">
            <text:p>61665</text:p>
          </table:table-cell>
          <table:table-cell office:value-type="float" office:value="697540" calcext:value-type="float">
            <text:p>697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487176.806" calcext:value-type="float">
            <text:p>487176.806</text:p>
          </table:table-cell>
          <table:table-cell office:value-type="float" office:value="103584.740294" calcext:value-type="float">
            <text:p>103584.740294</text:p>
          </table:table-cell>
          <table:table-cell office:value-type="float" office:value="111911" calcext:value-type="float">
            <text:p>111911</text:p>
          </table:table-cell>
          <table:table-cell office:value-type="float" office:value="643982" calcext:value-type="float">
            <text:p>643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636154.889" calcext:value-type="float">
            <text:p>636154.889</text:p>
          </table:table-cell>
          <table:table-cell office:value-type="float" office:value="87130.277322" calcext:value-type="float">
            <text:p>87130.277322</text:p>
          </table:table-cell>
          <table:table-cell office:value-type="float" office:value="179748" calcext:value-type="float">
            <text:p>179748</text:p>
          </table:table-cell>
          <table:table-cell office:value-type="float" office:value="782627" calcext:value-type="float">
            <text:p>7826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6" calcext:value-type="float">
            <text:p>66</text:p>
          </table:table-cell>
          <table:table-cell office:value-type="float" office:value="569828.833" calcext:value-type="float">
            <text:p>569828.833</text:p>
          </table:table-cell>
          <table:table-cell office:value-type="float" office:value="77694.50894" calcext:value-type="float">
            <text:p>77694.50894</text:p>
          </table:table-cell>
          <table:table-cell office:value-type="float" office:value="94346" calcext:value-type="float">
            <text:p>94346</text:p>
          </table:table-cell>
          <table:table-cell office:value-type="float" office:value="708226" calcext:value-type="float">
            <text:p>708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472644.642" calcext:value-type="float">
            <text:p>472644.642</text:p>
          </table:table-cell>
          <table:table-cell office:value-type="float" office:value="106031.667039" calcext:value-type="float">
            <text:p>106031.667039</text:p>
          </table:table-cell>
          <table:table-cell office:value-type="float" office:value="95294" calcext:value-type="float">
            <text:p>95294</text:p>
          </table:table-cell>
          <table:table-cell office:value-type="float" office:value="640547" calcext:value-type="float">
            <text:p>640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642366.632" calcext:value-type="float">
            <text:p>642366.632</text:p>
          </table:table-cell>
          <table:table-cell office:value-type="float" office:value="78510.596876" calcext:value-type="float">
            <text:p>78510.596876</text:p>
          </table:table-cell>
          <table:table-cell office:value-type="float" office:value="215383" calcext:value-type="float">
            <text:p>215383</text:p>
          </table:table-cell>
          <table:table-cell office:value-type="float" office:value="785386" calcext:value-type="float">
            <text:p>785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0" calcext:value-type="float">
            <text:p>130</text:p>
          </table:table-cell>
          <table:table-cell office:value-type="float" office:value="547179.258" calcext:value-type="float">
            <text:p>547179.258</text:p>
          </table:table-cell>
          <table:table-cell office:value-type="float" office:value="115765.491296" calcext:value-type="float">
            <text:p>115765.491296</text:p>
          </table:table-cell>
          <table:table-cell office:value-type="float" office:value="62966" calcext:value-type="float">
            <text:p>62966</text:p>
          </table:table-cell>
          <table:table-cell office:value-type="float" office:value="730592" calcext:value-type="float">
            <text:p>7305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477995.353" calcext:value-type="float">
            <text:p>477995.353</text:p>
          </table:table-cell>
          <table:table-cell office:value-type="float" office:value="116642.153449" calcext:value-type="float">
            <text:p>116642.153449</text:p>
          </table:table-cell>
          <table:table-cell office:value-type="float" office:value="111122" calcext:value-type="float">
            <text:p>111122</text:p>
          </table:table-cell>
          <table:table-cell office:value-type="float" office:value="642724" calcext:value-type="float">
            <text:p>642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623845.422" calcext:value-type="float">
            <text:p>623845.422</text:p>
          </table:table-cell>
          <table:table-cell office:value-type="float" office:value="122956.75811" calcext:value-type="float">
            <text:p>122956.75811</text:p>
          </table:table-cell>
          <table:table-cell office:value-type="float" office:value="163054" calcext:value-type="float">
            <text:p>163054</text:p>
          </table:table-cell>
          <table:table-cell office:value-type="float" office:value="800095" calcext:value-type="float">
            <text:p>8000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58" calcext:value-type="float">
            <text:p>258</text:p>
          </table:table-cell>
          <table:table-cell office:value-type="float" office:value="575453.025" calcext:value-type="float">
            <text:p>575453.025</text:p>
          </table:table-cell>
          <table:table-cell office:value-type="float" office:value="89755.843088" calcext:value-type="float">
            <text:p>89755.843088</text:p>
          </table:table-cell>
          <table:table-cell office:value-type="float" office:value="130445" calcext:value-type="float">
            <text:p>130445</text:p>
          </table:table-cell>
          <table:table-cell office:value-type="float" office:value="744986" calcext:value-type="float">
            <text:p>744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517913.543" calcext:value-type="float">
            <text:p>517913.543</text:p>
          </table:table-cell>
          <table:table-cell office:value-type="float" office:value="66667.279253" calcext:value-type="float">
            <text:p>66667.279253</text:p>
          </table:table-cell>
          <table:table-cell office:value-type="float" office:value="189641" calcext:value-type="float">
            <text:p>189641</text:p>
          </table:table-cell>
          <table:table-cell office:value-type="float" office:value="626943" calcext:value-type="float">
            <text:p>626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693222.475" calcext:value-type="float">
            <text:p>693222.475</text:p>
          </table:table-cell>
          <table:table-cell office:value-type="float" office:value="99273.059664" calcext:value-type="float">
            <text:p>99273.059664</text:p>
          </table:table-cell>
          <table:table-cell office:value-type="float" office:value="211818" calcext:value-type="float">
            <text:p>211818</text:p>
          </table:table-cell>
          <table:table-cell office:value-type="float" office:value="809961" calcext:value-type="float">
            <text:p>8099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14" calcext:value-type="float">
            <text:p>514</text:p>
          </table:table-cell>
          <table:table-cell office:value-type="float" office:value="532499.888" calcext:value-type="float">
            <text:p>532499.888</text:p>
          </table:table-cell>
          <table:table-cell office:value-type="float" office:value="97167.231742" calcext:value-type="float">
            <text:p>97167.231742</text:p>
          </table:table-cell>
          <table:table-cell office:value-type="float" office:value="189270" calcext:value-type="float">
            <text:p>189270</text:p>
          </table:table-cell>
          <table:table-cell office:value-type="float" office:value="720442" calcext:value-type="float">
            <text:p>720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508616.791" calcext:value-type="float">
            <text:p>508616.791</text:p>
          </table:table-cell>
          <table:table-cell office:value-type="float" office:value="86675.198457" calcext:value-type="float">
            <text:p>86675.198457</text:p>
          </table:table-cell>
          <table:table-cell office:value-type="float" office:value="175474" calcext:value-type="float">
            <text:p>175474</text:p>
          </table:table-cell>
          <table:table-cell office:value-type="float" office:value="644263" calcext:value-type="float">
            <text:p>644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26" calcext:value-type="float">
            <text:p>1026</text:p>
          </table:table-cell>
          <table:table-cell office:value-type="float" office:value="703090.291" calcext:value-type="float">
            <text:p>703090.291</text:p>
          </table:table-cell>
          <table:table-cell office:value-type="float" office:value="98448.473957" calcext:value-type="float">
            <text:p>98448.473957</text:p>
          </table:table-cell>
          <table:table-cell office:value-type="float" office:value="212986" calcext:value-type="float">
            <text:p>212986</text:p>
          </table:table-cell>
          <table:table-cell office:value-type="float" office:value="834993" calcext:value-type="float">
            <text:p>834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26" calcext:value-type="float">
            <text:p>1026</text:p>
          </table:table-cell>
          <table:table-cell office:value-type="float" office:value="609348.509" calcext:value-type="float">
            <text:p>609348.509</text:p>
          </table:table-cell>
          <table:table-cell office:value-type="float" office:value="86943.675562" calcext:value-type="float">
            <text:p>86943.675562</text:p>
          </table:table-cell>
          <table:table-cell office:value-type="float" office:value="193826" calcext:value-type="float">
            <text:p>193826</text:p>
          </table:table-cell>
          <table:table-cell office:value-type="float" office:value="740184" calcext:value-type="float">
            <text:p>740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536593.855" calcext:value-type="float">
            <text:p>536593.855</text:p>
          </table:table-cell>
          <table:table-cell office:value-type="float" office:value="75103.543803" calcext:value-type="float">
            <text:p>75103.543803</text:p>
          </table:table-cell>
          <table:table-cell office:value-type="float" office:value="182188" calcext:value-type="float">
            <text:p>182188</text:p>
          </table:table-cell>
          <table:table-cell office:value-type="float" office:value="664440" calcext:value-type="float">
            <text:p>664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50" calcext:value-type="float">
            <text:p>2050</text:p>
          </table:table-cell>
          <table:table-cell office:value-type="float" office:value="705730.664" calcext:value-type="float">
            <text:p>705730.664</text:p>
          </table:table-cell>
          <table:table-cell office:value-type="float" office:value="137136.83261" calcext:value-type="float">
            <text:p>137136.83261</text:p>
          </table:table-cell>
          <table:table-cell office:value-type="float" office:value="219315" calcext:value-type="float">
            <text:p>219315</text:p>
          </table:table-cell>
          <table:table-cell office:value-type="float" office:value="904030" calcext:value-type="float">
            <text:p>904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050" calcext:value-type="float">
            <text:p>2050</text:p>
          </table:table-cell>
          <table:table-cell office:value-type="float" office:value="661387.326" calcext:value-type="float">
            <text:p>661387.326</text:p>
          </table:table-cell>
          <table:table-cell office:value-type="float" office:value="84409.095302" calcext:value-type="float">
            <text:p>84409.095302</text:p>
          </table:table-cell>
          <table:table-cell office:value-type="float" office:value="148554" calcext:value-type="float">
            <text:p>148554</text:p>
          </table:table-cell>
          <table:table-cell office:value-type="float" office:value="798442" calcext:value-type="float">
            <text:p>798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098" calcext:value-type="float">
            <text:p>4098</text:p>
          </table:table-cell>
          <table:table-cell office:value-type="float" office:value="609508.197" calcext:value-type="float">
            <text:p>609508.197</text:p>
          </table:table-cell>
          <table:table-cell office:value-type="float" office:value="214247.810796" calcext:value-type="float">
            <text:p>214247.810796</text:p>
          </table:table-cell>
          <table:table-cell office:value-type="float" office:value="170644" calcext:value-type="float">
            <text:p>170644</text:p>
          </table:table-cell>
          <table:table-cell office:value-type="float" office:value="897084" calcext:value-type="float">
            <text:p>8970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4098" calcext:value-type="float">
            <text:p>4098</text:p>
          </table:table-cell>
          <table:table-cell office:value-type="float" office:value="652913.465" calcext:value-type="float">
            <text:p>652913.465</text:p>
          </table:table-cell>
          <table:table-cell office:value-type="float" office:value="94589.863265" calcext:value-type="float">
            <text:p>94589.863265</text:p>
          </table:table-cell>
          <table:table-cell office:value-type="float" office:value="130264" calcext:value-type="float">
            <text:p>130264</text:p>
          </table:table-cell>
          <table:table-cell office:value-type="float" office:value="1032878" calcext:value-type="float">
            <text:p>10328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194" calcext:value-type="float">
            <text:p>8194</text:p>
          </table:table-cell>
          <table:table-cell office:value-type="float" office:value="769066.566" calcext:value-type="float">
            <text:p>769066.566</text:p>
          </table:table-cell>
          <table:table-cell office:value-type="float" office:value="140231.253064" calcext:value-type="float">
            <text:p>140231.253064</text:p>
          </table:table-cell>
          <table:table-cell office:value-type="float" office:value="203709" calcext:value-type="float">
            <text:p>203709</text:p>
          </table:table-cell>
          <table:table-cell office:value-type="float" office:value="1363071" calcext:value-type="float">
            <text:p>13630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8194" calcext:value-type="float">
            <text:p>8194</text:p>
          </table:table-cell>
          <table:table-cell office:value-type="float" office:value="712713.742" calcext:value-type="float">
            <text:p>712713.742</text:p>
          </table:table-cell>
          <table:table-cell office:value-type="float" office:value="95045.178842" calcext:value-type="float">
            <text:p>95045.178842</text:p>
          </table:table-cell>
          <table:table-cell office:value-type="float" office:value="241091" calcext:value-type="float">
            <text:p>241091</text:p>
          </table:table-cell>
          <table:table-cell office:value-type="float" office:value="1282387" calcext:value-type="float">
            <text:p>1282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386" calcext:value-type="float">
            <text:p>16386</text:p>
          </table:table-cell>
          <table:table-cell office:value-type="float" office:value="917247.77" calcext:value-type="float">
            <text:p>917247.77</text:p>
          </table:table-cell>
          <table:table-cell office:value-type="float" office:value="123759.00501" calcext:value-type="float">
            <text:p>123759.00501</text:p>
          </table:table-cell>
          <table:table-cell office:value-type="float" office:value="267758" calcext:value-type="float">
            <text:p>267758</text:p>
          </table:table-cell>
          <table:table-cell office:value-type="float" office:value="1963109" calcext:value-type="float">
            <text:p>1963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6386" calcext:value-type="float">
            <text:p>16386</text:p>
          </table:table-cell>
          <table:table-cell office:value-type="float" office:value="911732.937" calcext:value-type="float">
            <text:p>911732.937</text:p>
          </table:table-cell>
          <table:table-cell office:value-type="float" office:value="129238.22314" calcext:value-type="float">
            <text:p>129238.22314</text:p>
          </table:table-cell>
          <table:table-cell office:value-type="float" office:value="208413" calcext:value-type="float">
            <text:p>208413</text:p>
          </table:table-cell>
          <table:table-cell office:value-type="float" office:value="1930415" calcext:value-type="float">
            <text:p>19304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70" calcext:value-type="float">
            <text:p>32770</text:p>
          </table:table-cell>
          <table:table-cell office:value-type="float" office:value="1142928.698" calcext:value-type="float">
            <text:p>1142928.698</text:p>
          </table:table-cell>
          <table:table-cell office:value-type="float" office:value="171461.245705" calcext:value-type="float">
            <text:p>171461.245705</text:p>
          </table:table-cell>
          <table:table-cell office:value-type="float" office:value="327059" calcext:value-type="float">
            <text:p>327059</text:p>
          </table:table-cell>
          <table:table-cell office:value-type="float" office:value="2017245" calcext:value-type="float">
            <text:p>2017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2770" calcext:value-type="float">
            <text:p>32770</text:p>
          </table:table-cell>
          <table:table-cell office:value-type="float" office:value="1313689.432" calcext:value-type="float">
            <text:p>1313689.432</text:p>
          </table:table-cell>
          <table:table-cell office:value-type="float" office:value="130911.154216" calcext:value-type="float">
            <text:p>130911.154216</text:p>
          </table:table-cell>
          <table:table-cell office:value-type="float" office:value="316030" calcext:value-type="float">
            <text:p>316030</text:p>
          </table:table-cell>
          <table:table-cell office:value-type="float" office:value="1901618" calcext:value-type="float">
            <text:p>19016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38" calcext:value-type="float">
            <text:p>65538</text:p>
          </table:table-cell>
          <table:table-cell office:value-type="float" office:value="1618433.247" calcext:value-type="float">
            <text:p>1618433.247</text:p>
          </table:table-cell>
          <table:table-cell office:value-type="float" office:value="231420.31252" calcext:value-type="float">
            <text:p>231420.31252</text:p>
          </table:table-cell>
          <table:table-cell office:value-type="float" office:value="469672" calcext:value-type="float">
            <text:p>469672</text:p>
          </table:table-cell>
          <table:table-cell office:value-type="float" office:value="2129963" calcext:value-type="float">
            <text:p>21299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5538" calcext:value-type="float">
            <text:p>65538</text:p>
          </table:table-cell>
          <table:table-cell office:value-type="float" office:value="1729570.247" calcext:value-type="float">
            <text:p>1729570.247</text:p>
          </table:table-cell>
          <table:table-cell office:value-type="float" office:value="206227.42359" calcext:value-type="float">
            <text:p>206227.42359</text:p>
          </table:table-cell>
          <table:table-cell office:value-type="float" office:value="402001" calcext:value-type="float">
            <text:p>402001</text:p>
          </table:table-cell>
          <table:table-cell office:value-type="float" office:value="4379152" calcext:value-type="float">
            <text:p>4379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1415.286" calcext:value-type="float">
            <text:p>2641415.286</text:p>
          </table:table-cell>
          <table:table-cell office:value-type="float" office:value="432787.796301" calcext:value-type="float">
            <text:p>432787.796301</text:p>
          </table:table-cell>
          <table:table-cell office:value-type="float" office:value="665282" calcext:value-type="float">
            <text:p>665282</text:p>
          </table:table-cell>
          <table:table-cell office:value-type="float" office:value="5060498" calcext:value-type="float">
            <text:p>506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5869.959" calcext:value-type="float">
            <text:p>2645869.959</text:p>
          </table:table-cell>
          <table:table-cell office:value-type="float" office:value="344059.567099" calcext:value-type="float">
            <text:p>344059.567099</text:p>
          </table:table-cell>
          <table:table-cell office:value-type="float" office:value="743282" calcext:value-type="float">
            <text:p>743282</text:p>
          </table:table-cell>
          <table:table-cell office:value-type="float" office:value="3479695" calcext:value-type="float">
            <text:p>34796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46" calcext:value-type="float">
            <text:p>262146</text:p>
          </table:table-cell>
          <table:table-cell office:value-type="float" office:value="5128955.071" calcext:value-type="float">
            <text:p>5128955.071</text:p>
          </table:table-cell>
          <table:table-cell office:value-type="float" office:value="903460.178547" calcext:value-type="float">
            <text:p>903460.178547</text:p>
          </table:table-cell>
          <table:table-cell office:value-type="float" office:value="1399926" calcext:value-type="float">
            <text:p>1399926</text:p>
          </table:table-cell>
          <table:table-cell office:value-type="float" office:value="5981548" calcext:value-type="float">
            <text:p>5981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62146" calcext:value-type="float">
            <text:p>262146</text:p>
          </table:table-cell>
          <table:table-cell office:value-type="float" office:value="5063856.895" calcext:value-type="float">
            <text:p>5063856.895</text:p>
          </table:table-cell>
          <table:table-cell office:value-type="float" office:value="478638.078503" calcext:value-type="float">
            <text:p>478638.078503</text:p>
          </table:table-cell>
          <table:table-cell office:value-type="float" office:value="1475459" calcext:value-type="float">
            <text:p>1475459</text:p>
          </table:table-cell>
          <table:table-cell office:value-type="float" office:value="5791589" calcext:value-type="float">
            <text:p>5791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290" calcext:value-type="float">
            <text:p>524290</text:p>
          </table:table-cell>
          <table:table-cell office:value-type="float" office:value="8448455.834" calcext:value-type="float">
            <text:p>8448455.834</text:p>
          </table:table-cell>
          <table:table-cell office:value-type="float" office:value="1863062.26077" calcext:value-type="float">
            <text:p>1863062.26077</text:p>
          </table:table-cell>
          <table:table-cell office:value-type="float" office:value="2764349" calcext:value-type="float">
            <text:p>2764349</text:p>
          </table:table-cell>
          <table:table-cell office:value-type="float" office:value="11088905" calcext:value-type="float">
            <text:p>11088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24290" calcext:value-type="float">
            <text:p>524290</text:p>
          </table:table-cell>
          <table:table-cell office:value-type="float" office:value="9497027.465" calcext:value-type="float">
            <text:p>9497027.465</text:p>
          </table:table-cell>
          <table:table-cell office:value-type="float" office:value="1283327.880187" calcext:value-type="float">
            <text:p>1283327.880187</text:p>
          </table:table-cell>
          <table:table-cell office:value-type="float" office:value="2720287" calcext:value-type="float">
            <text:p>2720287</text:p>
          </table:table-cell>
          <table:table-cell office:value-type="float" office:value="20469453" calcext:value-type="float">
            <text:p>20469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3:15:11.329331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13:02:28.792982432</dc:date>
    <meta:editing-duration>PT21M55S</meta:editing-duration>
    <meta:editing-cycles>9</meta:editing-cycles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9cm" svg:height="9.007cm" xlink:href=".." xlink:type="simple" chart:class="chart:bar" chart:style-name="ch1">
        <chart:legend chart:legend-position="end" svg:x="20.253cm" svg:y="3.457cm" style:legend-expansion="high" chart:style-name="ch2"/>
        <chart:plot-area chart:style-name="ch3" table:cell-range-address="CapnZeroEval.B1:CapnZeroEval.B18 CapnZeroEval.A1:CapnZeroEval.A1 CapnZeroEval.C1:CapnZeroEval.C22 CapnZeroEval.AE1:CapnZeroEval.AE1 CapnZeroEval.AG1:CapnZeroEval.AG9 CapnZeroEval.U1:CapnZeroEval.U1 CapnZeroEval.W1:CapnZeroEval.W18 CapnZeroEval.K1:CapnZeroEval.K1 CapnZeroEval.M1:CapnZeroEval.M18" chart:data-source-has-labels="both" svg:x="0.43cm" svg:y="0.25cm" svg:width="19.383cm" svg:height="8.644cm">
          <chartooo:coordinate-region svg:x="2.163cm" svg:y="0.449cm" svg:width="17.65cm" svg:height="7.129cm"/>
          <chart:axis chart:dimension="x" chart:name="primary-x" chart:style-name="ch4" chartooo:axis-type="auto">
            <chartooo:date-scale/>
            <chart:categories table:cell-range-address="CapnZeroEval.B1:CapnZeroEval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label-cell-address="CapnZeroEval.A1:CapnZeroEval.A1" chart:class="chart:bar">
            <chart:data-point chart:repeated="22"/>
          </chart:series>
          <chart:series chart:style-name="ch8" chart:values-cell-range-address="CapnZeroEval.AG1:CapnZeroEval.AG9" chart:label-cell-address="CapnZeroEval.AE1:CapnZeroEval.AE1" chart:class="chart:bar">
            <chart:data-point chart:repeated="9"/>
          </chart:series>
          <chart:series chart:style-name="ch9" chart:values-cell-range-address="CapnZeroEval.W1:CapnZeroEval.W18" chart:label-cell-address="CapnZeroEval.U1:CapnZeroEval.U1" chart:class="chart:bar">
            <chart:data-point chart:repeated="18"/>
          </chart:series>
          <chart:series chart:style-name="ch10" chart:values-cell-range-address="CapnZeroEval.M1:CapnZeroEval.M18" chart:label-cell-address="CapnZeroEval.K1:CapnZeroEval.K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</text:p>
                <draw:g>
                  <svg:desc>CapnZeroEval.A1:CapnZeroEval.A1</svg:desc>
                </draw:g>
              </table:table-cell>
              <table:table-cell office:value-type="string">
                <text:p>UDP</text:p>
                <draw:g>
                  <svg:desc>CapnZeroEval.AE1:CapnZeroEval.AE1</svg:desc>
                </draw:g>
              </table:table-cell>
              <table:table-cell office:value-type="string">
                <text:p>IPC</text:p>
                <draw:g>
                  <svg:desc>CapnZeroEval.U1:CapnZeroEval.U1</svg:desc>
                </draw:g>
              </table:table-cell>
              <table:table-cell office:value-type="string">
                <text:p>TCP</text:p>
                <draw:g>
                  <svg:desc>CapnZeroEval.K1:CapnZeroEval.K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CapnZeroEval.B1:CapnZeroEval.B18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  <table:table-cell office:value-type="float" office:value="496281.08">
                <text:p>496281.08</text:p>
                <draw:g>
                  <svg:desc>CapnZeroEval.AG1:CapnZeroEval.AG9</svg:desc>
                </draw:g>
              </table:table-cell>
              <table:table-cell office:value-type="float" office:value="559936.004012">
                <text:p>559936.004012</text:p>
                <draw:g>
                  <svg:desc>CapnZeroEval.W1:CapnZeroEval.W18</svg:desc>
                </draw:g>
              </table:table-cell>
              <table:table-cell office:value-type="float" office:value="632498.61608">
                <text:p>632498.61608</text:p>
                <draw:g>
                  <svg:desc>CapnZeroEval.M1:CapnZeroEval.M1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929.17017">
                <text:p>702929.17017</text:p>
              </table:table-cell>
              <table:table-cell office:value-type="float" office:value="453241.115">
                <text:p>453241.115</text:p>
              </table:table-cell>
              <table:table-cell office:value-type="float" office:value="554108.892">
                <text:p>554108.892</text:p>
              </table:table-cell>
              <table:table-cell office:value-type="float" office:value="665647.726">
                <text:p>665647.7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7230.011011">
                <text:p>687230.011011</text:p>
              </table:table-cell>
              <table:table-cell office:value-type="float" office:value="484635.167">
                <text:p>484635.167</text:p>
              </table:table-cell>
              <table:table-cell office:value-type="float" office:value="552489.717">
                <text:p>552489.717</text:p>
              </table:table-cell>
              <table:table-cell office:value-type="float" office:value="633914.706">
                <text:p>633914.7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4010.508509">
                <text:p>704010.508509</text:p>
              </table:table-cell>
              <table:table-cell office:value-type="float" office:value="487176.806">
                <text:p>487176.806</text:p>
              </table:table-cell>
              <table:table-cell office:value-type="float" office:value="507607.141">
                <text:p>507607.141</text:p>
              </table:table-cell>
              <table:table-cell office:value-type="float" office:value="626570.916">
                <text:p>626570.9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25727.922923">
                <text:p>725727.922923</text:p>
              </table:table-cell>
              <table:table-cell office:value-type="float" office:value="472644.642">
                <text:p>472644.642</text:p>
              </table:table-cell>
              <table:table-cell office:value-type="float" office:value="569828.833">
                <text:p>569828.833</text:p>
              </table:table-cell>
              <table:table-cell office:value-type="float" office:value="636154.889">
                <text:p>636154.88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1333.626627">
                <text:p>701333.626627</text:p>
              </table:table-cell>
              <table:table-cell office:value-type="float" office:value="477995.353">
                <text:p>477995.353</text:p>
              </table:table-cell>
              <table:table-cell office:value-type="float" office:value="547179.258">
                <text:p>547179.258</text:p>
              </table:table-cell>
              <table:table-cell office:value-type="float" office:value="642366.632">
                <text:p>642366.63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02259.361361">
                <text:p>702259.361361</text:p>
              </table:table-cell>
              <table:table-cell office:value-type="float" office:value="517913.543">
                <text:p>517913.543</text:p>
              </table:table-cell>
              <table:table-cell office:value-type="float" office:value="575453.025">
                <text:p>575453.025</text:p>
              </table:table-cell>
              <table:table-cell office:value-type="float" office:value="623845.422">
                <text:p>623845.42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53271.389389">
                <text:p>653271.389389</text:p>
              </table:table-cell>
              <table:table-cell office:value-type="float" office:value="508616.791">
                <text:p>508616.791</text:p>
              </table:table-cell>
              <table:table-cell office:value-type="float" office:value="532499.888">
                <text:p>532499.888</text:p>
              </table:table-cell>
              <table:table-cell office:value-type="float" office:value="693222.475">
                <text:p>693222.475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653679.085085">
                <text:p>653679.085085</text:p>
              </table:table-cell>
              <table:table-cell office:value-type="float" office:value="536593.855">
                <text:p>536593.855</text:p>
              </table:table-cell>
              <table:table-cell office:value-type="float" office:value="609348.509">
                <text:p>609348.509</text:p>
              </table:table-cell>
              <table:table-cell office:value-type="float" office:value="703090.291">
                <text:p>703090.291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679940.432432">
                <text:p>679940.432432</text:p>
              </table:table-cell>
              <table:table-cell office:value-type="float" office:value="NaN">
                <text:p>NaN</text:p>
              </table:table-cell>
              <table:table-cell office:value-type="float" office:value="661387.326">
                <text:p>661387.326</text:p>
              </table:table-cell>
              <table:table-cell office:value-type="float" office:value="705730.664">
                <text:p>705730.66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678031.015015">
                <text:p>678031.015015</text:p>
              </table:table-cell>
              <table:table-cell office:value-type="float" office:value="NaN">
                <text:p>NaN</text:p>
              </table:table-cell>
              <table:table-cell office:value-type="float" office:value="652913.465">
                <text:p>652913.465</text:p>
              </table:table-cell>
              <table:table-cell office:value-type="float" office:value="609508.197">
                <text:p>609508.1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708171.131131">
                <text:p>708171.131131</text:p>
              </table:table-cell>
              <table:table-cell office:value-type="float" office:value="NaN">
                <text:p>NaN</text:p>
              </table:table-cell>
              <table:table-cell office:value-type="float" office:value="712713.742">
                <text:p>712713.742</text:p>
              </table:table-cell>
              <table:table-cell office:value-type="float" office:value="769066.566">
                <text:p>769066.566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733510.667">
                <text:p>733510.667</text:p>
              </table:table-cell>
              <table:table-cell office:value-type="float" office:value="NaN">
                <text:p>NaN</text:p>
              </table:table-cell>
              <table:table-cell office:value-type="float" office:value="911732.937">
                <text:p>911732.937</text:p>
              </table:table-cell>
              <table:table-cell office:value-type="float" office:value="917247.77">
                <text:p>917247.77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848709.568569">
                <text:p>848709.568569</text:p>
              </table:table-cell>
              <table:table-cell office:value-type="float" office:value="NaN">
                <text:p>NaN</text:p>
              </table:table-cell>
              <table:table-cell office:value-type="float" office:value="1313689.432">
                <text:p>1313689.432</text:p>
              </table:table-cell>
              <table:table-cell office:value-type="float" office:value="1142928.698">
                <text:p>1142928.69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1008338.022">
                <text:p>1008338.022</text:p>
              </table:table-cell>
              <table:table-cell office:value-type="float" office:value="NaN">
                <text:p>NaN</text:p>
              </table:table-cell>
              <table:table-cell office:value-type="float" office:value="1729570.247">
                <text:p>1729570.247</text:p>
              </table:table-cell>
              <table:table-cell office:value-type="float" office:value="1618433.247">
                <text:p>1618433.247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92839.853">
                <text:p>1392839.853</text:p>
              </table:table-cell>
              <table:table-cell office:value-type="float" office:value="NaN">
                <text:p>NaN</text:p>
              </table:table-cell>
              <table:table-cell office:value-type="float" office:value="2645869.959">
                <text:p>2645869.959</text:p>
              </table:table-cell>
              <table:table-cell office:value-type="float" office:value="2641415.286">
                <text:p>2641415.286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031609.895">
                <text:p>2031609.895</text:p>
              </table:table-cell>
              <table:table-cell office:value-type="float" office:value="NaN">
                <text:p>NaN</text:p>
              </table:table-cell>
              <table:table-cell office:value-type="float" office:value="5063856.895">
                <text:p>5063856.895</text:p>
              </table:table-cell>
              <table:table-cell office:value-type="float" office:value="5128955.071">
                <text:p>5128955.071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3421130.111">
                <text:p>3421130.111</text:p>
              </table:table-cell>
              <table:table-cell office:value-type="float" office:value="NaN">
                <text:p>NaN</text:p>
              </table:table-cell>
              <table:table-cell office:value-type="float" office:value="9497027.465">
                <text:p>9497027.465</text:p>
              </table:table-cell>
              <table:table-cell office:value-type="float" office:value="8448455.834">
                <text:p>8448455.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